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2fcd" officeooo:paragraph-rsid="00172fcd"/>
    </style:style>
    <style:style style:name="P2" style:family="paragraph" style:parent-style-name="Standard">
      <style:text-properties officeooo:rsid="0018d68d" officeooo:paragraph-rsid="0018d68d"/>
    </style:style>
    <style:style style:name="P3" style:family="paragraph" style:parent-style-name="Standard">
      <style:text-properties officeooo:rsid="0019fdc3" officeooo:paragraph-rsid="0019fdc3"/>
    </style:style>
    <style:style style:name="P4" style:family="paragraph" style:parent-style-name="Standard">
      <style:text-properties officeooo:rsid="001a31d9" officeooo:paragraph-rsid="0019fdc3"/>
    </style:style>
    <style:style style:name="P5" style:family="paragraph" style:parent-style-name="Standard">
      <style:text-properties officeooo:rsid="001a31d9" officeooo:paragraph-rsid="001a31d9"/>
    </style:style>
    <style:style style:name="P6" style:family="paragraph" style:parent-style-name="Standard">
      <style:text-properties officeooo:rsid="00172fcd" officeooo:paragraph-rsid="001a31d9"/>
    </style:style>
    <style:style style:name="T1" style:family="text">
      <style:text-properties officeooo:rsid="001b25b3"/>
    </style:style>
    <style:style style:name="T2" style:family="text">
      <style:text-properties officeooo:rsid="001b3d7f"/>
    </style:style>
    <style:style style:name="T3" style:family="text">
      <style:text-properties officeooo:rsid="001cb8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jouter tout les structure permettant de définir le joueur , tuiles , position etc</text:p>
      <text:p text:style-name="P1"/>
      <text:p text:style-name="P1"/>
      <text:p text:style-name="P2">ajout d’une grille/plateau de coordonnées max 72x72 pour le placement des tuiles avec un tableau de pos.</text:p>
      <text:p text:style-name="P2"/>
      <text:p text:style-name="P2"/>
      <text:p text:style-name="P3">Ajouter une fonction qui permet de rajouter une tuiles.</text:p>
      <text:p text:style-name="P3"/>
      <text:p text:style-name="P3">// fonction qui vérifie si la tuiles est posable a cette position (condition des tuiles)</text:p>
      <text:p text:style-name="P3">//ajout fonction rotation</text:p>
      <text:p text:style-name="P4"/>
      <text:p text:style-name="P4"/>
      <text:p text:style-name="P5">ajout fonction pose pion qui permet de poser un pion et vérifier si tout les conditions son réunis pour poser le pion (route sans voleur etc)</text:p>
      <text:p text:style-name="P5"/>
      <text:p text:style-name="P5">//<text:span text:style-name="T1">fonction route qui vérifie le chemin et dit si un pion est placer dessus // </text:span><text:span text:style-name="T2">si la route est terminer </text:span></text:p>
      <text:p text:style-name="P6">//<text:span text:style-name="T3">ville terminer / abbayes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23:24:39.330174985</meta:creation-date>
    <dc:date>2025-02-19T23:29:28.149585297</dc:date>
    <meta:editing-duration>PT4M47S</meta:editing-duration>
    <meta:editing-cycles>7</meta:editing-cycles>
    <meta:generator>LibreOffice/24.8.4.2$Linux_X86_64 LibreOffice_project/3e97788786b20d724e2ed0ea7a111abce73cab63</meta:generator>
    <meta:document-statistic meta:table-count="0" meta:image-count="0" meta:object-count="0" meta:page-count="1" meta:paragraph-count="8" meta:word-count="108" meta:character-count="625" meta:non-whitespace-character-count="523"/>
  </office:meta>
</office:document-meta>
</file>